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c6e" officeooo:paragraph-rsid="00049c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enario: </text:p>
      <text:p text:style-name="P1">You are an IT Support Administrator Specialist and are charged with the task of creating email accounts for new hires.</text:p>
      <text:p text:style-name="P1"/>
      <text:p text:style-name="P1">Your application should do the following:</text:p>
      <text:p text:style-name="P1">1. Generate an email with the following syntax: <text:a xlink:type="simple" xlink:href="mailto:firstname.lastname@department.company.com" text:style-name="Internet_20_link" text:visited-style-name="Visited_20_Internet_20_Link">firstname.lastname@department.company.com</text:a></text:p>
      <text:p text:style-name="P1">2. Determine the department (sales, development, accounting), if none leave blank</text:p>
      <text:p text:style-name="P1">3. Generate a random String for a password</text:p>
      <text:p text:style-name="P1">4. Have set methods to change the password, set the mailbox capacity, and define an alternate email address</text:p>
      <text:p text:style-name="P1">5. Have get methods to display the name, email and mailbox capacit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1-28T10:17:07.774000000</dc:date>
    <meta:editing-duration>PT2M51S</meta:editing-duration>
    <meta:editing-cycles>3</meta:editing-cycles>
    <meta:document-statistic meta:table-count="0" meta:image-count="0" meta:object-count="0" meta:page-count="1" meta:paragraph-count="8" meta:word-count="85" meta:character-count="555" meta:non-whitespace-character-count="477"/>
  </office:meta>
</office:document-meta>
</file>